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115.18mm"/>
    </style:style>
    <style:style style:name="co4" style:family="table-column">
      <style:table-column-properties fo:break-before="auto" style:column-width="147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.80000019073486pt" style:language-asian="none" style:country-asian="none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.80000019073486pt" style:language-asian="none" style:country-asian="none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2"/>
        <table:table-column table:style-name="co1" table:number-columns-repeated="5" table:default-cell-style-name="Default"/>
        <table:table-row table:style-name="ro1">
          <table:table-cell/>
          <table:table-cell table:style-name="ce9" office:value-type="string" calcext:value-type="string">
            <text:p>Simbolo</text:p>
          </table:table-cell>
          <table:table-cell table:style-name="ce9" office:value-type="string" calcext:value-type="string">
            <text:p>Anulable</text:p>
          </table:table-cell>
          <table:table-cell table:style-name="ce9" office:value-type="string" calcext:value-type="string">
            <text:p>Primeros</text:p>
          </table:table-cell>
          <table:table-cell table:style-name="ce11" office:value-type="string" calcext:value-type="string">
            <text:p>Sigui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Programa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PROGRAMA}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decl_var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VAR}</text:p>
          </table:table-cell>
          <table:table-cell office:value-type="string" calcext:value-type="string">
            <text:p>INIC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decl_v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INIC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lista_id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resto_listaid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,}</text:p>
          </table:table-cell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tipo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ENTERO, REAL, BOOLEANO}, {VECTOR}</text:p>
          </table:table-cell>
          <table:table-cell office:value-type="string" calcext:value-type="string">
            <text:p>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tipo_std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ENTERO}, {REAL}, {BOOLEANO}</text:p>
          </table:table-cell>
          <table:table-cell office:value-type="string" calcext:value-type="string">
            <text:p>;</text:p>
          </table:table-cell>
          <table:table-cell/>
          <table:table-cell table:style-name="ce10"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&lt;instrucciones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lista_inst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INICIO, id, LEE, ESCRIBE, SI, MIENTRAS}</text:p>
          </table:table-cell>
          <table:table-cell office:value-type="string" calcext:value-type="string">
            <text:p>F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instruccion&gt;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{INICIO}, {id}, {LEE, ESCRIBE}, {SI}, {MIENTRAS}</text:p>
          </table:table-cell>
          <table:table-cell office:value-type="string" calcext:value-type="string">
            <text:p>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inst_simple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resto_instsimple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Opasigna}, {[}</text:p>
          </table:table-cell>
          <table:table-cell office:value-type="string" calcext:value-type="string">
            <text:p>;, SINO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&lt;variable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<text:span text:style-name="T3">Y, opmult, opsuma, O, oprel, ], ), ENTONCES, HACER, SINO, ;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&lt;resto_var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[}</text:p>
          </table:table-cell>
          <table:table-cell office:value-type="string" calcext:value-type="string">
            <text:p><text:span text:style-name="T3">Y, opmult, opsuma, O, oprel, ], ), ENTONCES, HACER, SINO, ;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inst_e/s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LEE}, {ESCRIBE}</text:p>
          </table:table-cell>
          <table:table-cell office:value-type="string" calcext:value-type="string">
            <text:p>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expresion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+, -, FALSO, CIERTO, NO, num, (, id}</text:p>
          </table:table-cell>
          <table:table-cell office:value-type="string" calcext:value-type="string">
            <text:p>ENTONCES, HACER, 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expresion’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oprel}</text:p>
          </table:table-cell>
          <table:table-cell office:value-type="string" calcext:value-type="string">
            <text:p>ENTONCES, HACER, 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expr_simple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+, -}, {FALSO, CIERTO, NO, num, (, id}</text:p>
          </table:table-cell>
          <table:table-cell office:value-type="string" calcext:value-type="string">
            <text:p>Oprel, ], ), ENTONCES, HACER, 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resto_exsimple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Opsuma}, {O}</text:p>
          </table:table-cell>
          <table:table-cell office:value-type="string" calcext:value-type="string">
            <text:p>], ), oprel, ENTONCES, HACER, ;, SI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termino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FALSO, CIERTO, NO, num, (, id}</text:p>
          </table:table-cell>
          <table:table-cell office:value-type="string" calcext:value-type="string">
            <text:p>Opsuma, O, oprel, ], ), ENTONCES, HACER, SINO, 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signo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+} {-}</text:p>
          </table:table-cell>
          <table:table-cell office:value-type="string" calcext:value-type="string">
            <text:p>FALSO, CIERTO, NO, num, (, 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resto_term&gt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{Y}, {opmult}</text:p>
          </table:table-cell>
          <table:table-cell office:value-type="string" calcext:value-type="string">
            <text:p>Opsuma, O, oprel, ], ), ENTONCES, HACER, SINO, 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&lt;factor&gt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FALSO}, {CIERTO}, {NO}, {num}, {(}, {id}</text:p>
          </table:table-cell>
          <table:table-cell office:value-type="string" calcext:value-type="string">
            <text:p><text:span text:style-name="T3">Y, opmult, opsuma, O, oprel, ], ), ENTONCES, HACER, SINO, ;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6:21:10.0909453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48:44.484461640</meta:creation-date>
    <dc:date>2018-11-14T14:03:00.066684008</dc:date>
    <meta:editing-duration>PT9M31S</meta:editing-duration>
    <meta:editing-cycles>2</meta:editing-cycles>
    <meta:generator>LibreOffice/6.0.3.2$Linux_X86_64 LibreOffice_project/00m0$Build-2</meta:generator>
    <meta:document-statistic meta:table-count="1" meta:cell-count="96" meta:object-count="0"/>
  </office:meta>
</office:document-meta>
</file>